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2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13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217cm" style:use-optimal-column-width="false" fo:break-before="auto"/>
    </style:style>
    <style:style style:family="table-column" style:name="co3">
      <style:table-column-properties style:column-width="1.561cm" style:use-optimal-column-width="false" fo:break-before="auto"/>
    </style:style>
    <style:style style:family="table-column" style:name="co4">
      <style:table-column-properties style:column-width="1.27cm" style:use-optimal-column-width="false" fo:break-before="auto"/>
    </style:style>
    <style:style style:family="table-column" style:name="co5">
      <style:table-column-properties style:column-width="7.726cm" style:use-optimal-column-width="false" fo:break-before="auto"/>
    </style:style>
    <style:style style:family="table-column" style:name="co6">
      <style:table-column-properties style:column-width="2.99cm" style:use-optimal-column-width="false" fo:break-before="auto"/>
    </style:style>
    <style:style style:family="table-column" style:name="co7">
      <style:table-column-properties style:column-width="0.2381cm" style:use-optimal-column-width="false" fo:break-before="auto"/>
    </style:style>
    <style:style style:family="table-column" style:name="co8">
      <style:table-column-properties style:column-width="1.508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0.6615cm" style:use-optimal-column-width="false" fo:break-before="auto"/>
    </style:style>
    <style:style style:family="table-column" style:name="co11">
      <style:table-column-properties style:column-width="0.7144cm" style:use-optimal-column-width="false" fo:break-before="auto"/>
    </style:style>
    <style:style style:family="table-column" style:name="co12">
      <style:table-column-properties style:column-width="0.7938cm" style:use-optimal-column-width="false" fo:break-before="auto"/>
    </style:style>
    <style:style style:family="table-column" style:name="co13">
      <style:table-column-properties style:column-width="0.8732cm" style:use-optimal-column-width="false" fo:break-before="auto"/>
    </style:style>
    <style:style style:family="table-column" style:name="co14">
      <style:table-column-properties style:column-width="0.9526cm" style:use-optimal-column-width="false" fo:break-before="auto"/>
    </style:style>
    <style:style style:family="table-column" style:name="co15">
      <style:table-column-properties style:column-width="1.032cm" style:use-optimal-column-width="false" fo:break-before="auto"/>
    </style:style>
    <style:style style:family="table-column" style:name="co16">
      <style:table-column-properties style:column-width="1.138cm" style:use-optimal-column-width="false" fo:break-before="auto"/>
    </style:style>
    <style:style style:family="table-column" style:name="co17">
      <style:table-column-properties style:column-width="1.244cm" style:use-optimal-column-width="false" fo:break-before="auto"/>
    </style:style>
    <style:style style:family="table-column" style:name="co18">
      <style:table-column-properties style:column-width="1.376cm" style:use-optimal-column-width="false" fo:break-before="auto"/>
    </style:style>
    <style:style style:family="table-column" style:name="co19">
      <style:table-column-properties style:column-width="1.508cm" style:use-optimal-column-width="false" fo:break-before="auto"/>
    </style:style>
    <style:style style:family="table-column" style:name="co20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5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5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5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5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5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5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5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5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5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5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5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5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5pt" style:use-optimal-row-height="false" fo:break-before="auto"/>
    </style:style>
    <style:style style:family="table-row" style:name="ro127">
      <style:table-row-properties style:row-height="13.5pt" style:use-optimal-row-height="false" fo:break-before="auto"/>
    </style:style>
    <style:style style:family="table-row" style:name="ro128">
      <style:table-row-properties style:row-height="13.5pt" style:use-optimal-row-height="false" fo:break-before="auto"/>
    </style:style>
    <style:style style:family="table-row" style:name="ro129">
      <style:table-row-properties style:row-height="13.5pt" style:use-optimal-row-height="false" fo:break-before="auto"/>
    </style:style>
    <style:style style:family="table-row" style:name="ro130">
      <style:table-row-properties style:row-height="13.5pt" style:use-optimal-row-height="false" fo:break-before="auto"/>
    </style:style>
    <style:style style:family="table-row" style:name="ro131">
      <style:table-row-properties style:row-height="13.5pt" style:use-optimal-row-height="false" fo:break-before="auto"/>
    </style:style>
    <style:style style:family="table-row" style:name="ro132">
      <style:table-row-properties style:row-height="13.5pt" style:use-optimal-row-height="false" fo:break-before="auto"/>
    </style:style>
    <style:style style:family="table-row" style:name="ro133">
      <style:table-row-properties style:row-height="13.5pt" style:use-optimal-row-height="false" fo:break-before="auto"/>
    </style:style>
    <style:style style:family="table-row" style:name="ro134">
      <style:table-row-properties style:row-height="13.5pt" style:use-optimal-row-height="false" fo:break-before="auto"/>
    </style:style>
    <style:style style:family="table-row" style:name="ro135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style-name="co19" table:default-cell-style-name="ce4"/>
        <table:table-column table:number-columns-repeated="100" table:style-name="co20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6" table:formula="of:=[.C2]-[.B2]" office:value-type="time" office:time-value="PT00H29M59S"/>
          <table:table-cell/>
          <table:table-cell table:formula="of:=SUM([.E:.E])*24" office:value-type="float" office:value="201.03499999999997">
            <text:p>201.03499999999997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6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6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6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6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6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6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6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6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6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6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6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6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6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6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6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6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6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6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6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6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1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6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6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6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6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6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6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6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6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6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6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6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6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6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6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7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7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8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8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7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8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7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7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8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7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8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7" office:value-type="date" office:date-value="2022-06-20"/>
          <table:table-cell table:style-name="ce6" office:value-type="time" office:time-value="PT20H25M00S"/>
          <table:table-cell table:style-name="ce6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8" office:value-type="date" office:date-value="2022-06-21"/>
          <table:table-cell table:style-name="ce6" office:value-type="time" office:time-value="PT00H00M00S"/>
          <table:table-cell table:style-name="ce6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8" office:value-type="date" office:date-value="2022-06-21"/>
          <table:table-cell table:style-name="ce6" office:value-type="time" office:time-value="PT01H10M00S"/>
          <table:table-cell table:style-name="ce6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8" office:value-type="date" office:date-value="2022-06-21"/>
          <table:table-cell table:style-name="ce6" office:value-type="time" office:time-value="PT01H20M00S"/>
          <table:table-cell table:style-name="ce6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6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7" office:value-type="date" office:date-value="2022-06-24"/>
          <table:table-cell table:style-name="ce6" office:value-type="time" office:time-value="PT13H55M00S"/>
          <table:table-cell table:style-name="ce6" office:value-type="time" office:time-value="PT17H40M00S"/>
          <table:table-cell office:value-type="string">
            <text:p><text:span text:style-name="T114">Fix bugs</text:span></text:p>
          </table:table-cell>
          <table:table-cell table:style-name="ce6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7" office:value-type="date" office:date-value="2022-06-25"/>
          <table:table-cell table:style-name="ce6" office:value-type="time" office:time-value="PT21H10M00S"/>
          <table:table-cell table:style-name="ce6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6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8" office:value-type="date" office:date-value="2022-06-25"/>
          <table:table-cell table:style-name="ce6" office:value-type="time" office:time-value="PT21H40M00S"/>
          <table:table-cell table:style-name="ce6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6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7" office:value-type="date" office:date-value="2022-06-26"/>
          <table:table-cell table:style-name="ce6" office:value-type="time" office:time-value="PT12H00M00S"/>
          <table:table-cell table:style-name="ce6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6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9" office:value-type="date" office:date-value="2022-07-05"/>
          <table:table-cell table:style-name="ce6" office:value-type="time" office:time-value="PT15H50M00S"/>
          <table:table-cell table:style-name="ce6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6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5" office:value-type="date" office:date-value="2022-07-07"/>
          <table:table-cell table:style-name="ce6" office:value-type="time" office:time-value="PT20H05M00S"/>
          <table:table-cell table:style-name="ce6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6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7" office:value-type="date" office:date-value="2022-07-09"/>
          <table:table-cell table:style-name="ce6" office:value-type="time" office:time-value="PT12H19M59S"/>
          <table:table-cell table:style-name="ce6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6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7" office:value-type="date" office:date-value="2022-07-13"/>
          <table:table-cell table:style-name="ce6" office:value-type="time" office:time-value="PT15H00M00S"/>
          <table:table-cell table:style-name="ce6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6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8" office:value-type="date" office:date-value="2022-07-13"/>
          <table:table-cell table:style-name="ce6" office:value-type="time" office:time-value="PT19H30M00S"/>
          <table:table-cell table:style-name="ce6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6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7" office:value-type="date" office:date-value="2022-07-27"/>
          <table:table-cell table:style-name="ce6" office:value-type="time" office:time-value="PT22H30M00S"/>
          <table:table-cell table:style-name="ce6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6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7" office:value-type="date" office:date-value="2022-07-27"/>
          <table:table-cell table:style-name="ce6" office:value-type="time" office:time-value="PT08H30M00S"/>
          <table:table-cell table:style-name="ce6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6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8" office:value-type="date" office:date-value="2022-07-27"/>
          <table:table-cell table:style-name="ce6" office:value-type="time" office:time-value="PT11H30M00S"/>
          <table:table-cell table:style-name="ce6" office:value-type="time" office:time-value="PT14H50M00S"/>
          <table:table-cell table:style-name="ce10" office:value-type="string">
            <text:p><text:span text:style-name="T125">Ajustes solicitados pelo cliente</text:span></text:p>
          </table:table-cell>
          <table:table-cell table:style-name="ce6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11" office:value-type="date" office:date-value="2022-08-08"/>
          <table:table-cell table:style-name="ce12" office:value-type="time" office:time-value="PT15H40M00S"/>
          <table:table-cell table:style-name="ce12" office:value-type="time" office:time-value="PT17H00M00S"/>
          <table:table-cell table:style-name="ce10" office:value-type="string">
            <text:p><text:span text:style-name="T126">Ajustes solicitados pelo cliente</text:span></text:p>
          </table:table-cell>
          <table:table-cell table:style-name="ce6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13" office:value-type="date" office:date-value="2022-08-08"/>
          <table:table-cell table:style-name="ce12" office:value-type="time" office:time-value="PT19H10M00S"/>
          <table:table-cell table:style-name="ce12" office:value-type="time" office:time-value="PT19H55M00S"/>
          <table:table-cell table:style-name="ce10" office:value-type="string">
            <text:p><text:span text:style-name="T127">Ajustes solicitados pelo cliente</text:span></text:p>
          </table:table-cell>
          <table:table-cell table:style-name="ce6" table:formula="of:=[.C124]-[.B124]" office:value-type="time" office:time-value="PT00H45M00S"/>
          <table:table-cell table:number-columns-repeated="1024"/>
        </table:table-row>
        <table:table-row table:style-name="ro126">
          <table:table-cell table:number-columns-repeated="4"/>
          <table:table-cell table:style-name="ce6" table:formula="of:=[.C125]-[.B125]" office:value-type="time" office:time-value="PT00H00M00S"/>
          <table:table-cell table:number-columns-repeated="1024"/>
        </table:table-row>
        <table:table-row table:style-name="ro127">
          <table:table-cell table:number-columns-repeated="4"/>
          <table:table-cell table:style-name="ce6" table:formula="of:=[.C126]-[.B126]" office:value-type="time" office:time-value="PT00H00M00S"/>
          <table:table-cell table:number-columns-repeated="1024"/>
        </table:table-row>
        <table:table-row table:style-name="ro128">
          <table:table-cell table:number-columns-repeated="4"/>
          <table:table-cell table:style-name="ce6" table:formula="of:=[.C127]-[.B127]" office:value-type="time" office:time-value="PT00H00M00S"/>
          <table:table-cell table:number-columns-repeated="1024"/>
        </table:table-row>
        <table:table-row table:style-name="ro129">
          <table:table-cell table:number-columns-repeated="4"/>
          <table:table-cell table:style-name="ce6" table:formula="of:=[.C128]-[.B128]" office:value-type="time" office:time-value="PT00H00M00S"/>
          <table:table-cell table:number-columns-repeated="1024"/>
        </table:table-row>
        <table:table-row table:style-name="ro130">
          <table:table-cell table:number-columns-repeated="4"/>
          <table:table-cell table:style-name="ce6" table:formula="of:=[.C129]-[.B129]" office:value-type="time" office:time-value="PT00H00M00S"/>
          <table:table-cell table:number-columns-repeated="1024"/>
        </table:table-row>
        <table:table-row table:style-name="ro131">
          <table:table-cell table:number-columns-repeated="4"/>
          <table:table-cell table:style-name="ce6" table:formula="of:=[.C130]-[.B130]" office:value-type="time" office:time-value="PT00H00M00S"/>
          <table:table-cell table:number-columns-repeated="1024"/>
        </table:table-row>
        <table:table-row table:style-name="ro132">
          <table:table-cell table:number-columns-repeated="4"/>
          <table:table-cell table:style-name="ce6" table:formula="of:=[.C131]-[.B131]" office:value-type="time" office:time-value="PT00H00M00S"/>
          <table:table-cell table:number-columns-repeated="1024"/>
        </table:table-row>
        <table:table-row table:style-name="ro133">
          <table:table-cell table:number-columns-repeated="4"/>
          <table:table-cell table:style-name="ce6" table:formula="of:=[.C132]-[.B132]" office:value-type="time" office:time-value="PT00H00M00S"/>
          <table:table-cell table:number-columns-repeated="1024"/>
        </table:table-row>
        <table:table-row table:style-name="ro134">
          <table:table-cell table:number-columns-repeated="4"/>
          <table:table-cell table:style-name="ce6" table:formula="of:=[.C133]-[.B133]" office:value-type="time" office:time-value="PT00H00M00S"/>
          <table:table-cell table:number-columns-repeated="1024"/>
        </table:table-row>
        <table:table-row table:style-name="ro1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date-style style:name="NF10004">
      <number:day number:style="long"/>
      <number:text>/</number:text>
      <number:month number:style="long"/>
      <number:text>/</number:text>
      <number:year number:style="short"/>
    </number:date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61.88cm" fo:min-height="61.88cm"/>
      </style:header-style>
      <style:footer-style>
        <style:header-footer-properties svg:height="61.88cm" fo:min-height="61.88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